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_sin_timbra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ml_timbrad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r_cfd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_orginal_cfd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DKEY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DCE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DCERPEM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DI PD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UNTO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_tipo_cli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_tipo_produc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_produc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4-03T13:27:30.489469437</dc:date>
    <meta:editing-duration>PT13M9S</meta:editing-duration>
    <meta:editing-cycles>6</meta:editing-cycles>
    <meta:generator>LibreOffice/7.3.7.2$Linux_X86_64 LibreOffice_project/30$Build-2</meta:generator>
    <meta:document-statistic meta:table-count="1" meta:cell-count="52" meta:object-count="0"/>
  </office:meta>
</office:document-meta>
</file>